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restriction</text:p>
          </table:table-cell>
          <table:table-cell office:value-type="string">
            <text:p>facing_up</text:p>
          </table:table-cell>
          <table:table-cell office:value-type="string">
            <text:p>facing_down</text:p>
          </table:table-cell>
          <table:table-cell office:value-type="string">
            <text:p>facing_left</text:p>
          </table:table-cell>
          <table:table-cell office:value-type="string">
            <text:p>facing_right</text:p>
          </table:table-cell>
          <table:table-cell office:value-type="string">
            <text:p>ortsel.x</text:p>
          </table:table-cell>
          <table:table-cell office:value-type="string">
            <text:p>ortsel.y</text:p>
          </table:table-cell>
          <table:table-cell office:value-type="string">
            <text:p>ortsel.w</text:p>
          </table:table-cell>
          <table:table-cell office:value-type="string">
            <text:p>ortsel.h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strictor.x</text:p>
          </table:table-cell>
          <table:table-cell office:value-type="string">
            <text:p>sel.y</text:p>
          </table:table-cell>
          <table:table-cell office:value-type="string">
            <text:p>rectangle.w</text:p>
          </table:table-cell>
          <table:table-cell office:value-type="string">
            <text:p>sel.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strictor.x</text:p>
          </table:table-cell>
          <table:table-cell office:value-type="string">
            <text:p>sel.y</text:p>
          </table:table-cell>
          <table:table-cell office:value-type="string">
            <text:p>rectangle.w</text:p>
          </table:table-cell>
          <table:table-cell office:value-type="string">
            <text:p>sel.h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l.x</text:p>
          </table:table-cell>
          <table:table-cell office:value-type="string">
            <text:p>restrictor.y</text:p>
          </table:table-cell>
          <table:table-cell office:value-type="string">
            <text:p>sel.w</text:p>
          </table:table-cell>
          <table:table-cell office:value-type="string">
            <text:p>rectangle.h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el.x</text:p>
          </table:table-cell>
          <table:table-cell office:value-type="string">
            <text:p>restrictor.y</text:p>
          </table:table-cell>
          <table:table-cell office:value-type="string">
            <text:p>sel.w</text:p>
          </table:table-cell>
          <table:table-cell office:value-type="string">
            <text:p>rectangle.h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restrictor.x if facing_up or facing_down else sel.x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restrictor.y if facing_left or facing_right else sel.y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rectangle.w if facing_up or facing_down else sel.w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rectangle.h if facing_left or facing_right else sel.h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5">25.04.2011</text:date>, <text:time>20:15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lte Engelhardt</meta:initial-creator>
    <meta:creation-date>2011-04-25T18:46:56</meta:creation-date>
    <dc:date>2011-04-25T20:15:16</dc:date>
    <dc:creator>Malte Engelhardt</dc:creator>
    <meta:editing-duration>PT01H28M20S</meta:editing-duration>
    <meta:editing-cycles>2</meta:editing-cycles>
    <meta:generator>OpenOffice.org/3.1$Linux OpenOffice.org_project/310m19$Build-9420</meta:generator>
    <meta:document-statistic meta:table-count="3" meta:cell-count="49" meta:object-count="0"/>
  </office:meta>
</office:document-meta>
</file>